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4.191cm" svg:x="3.741cm" svg:y="5.93cm">
          <text:p text:style-name="P1">Session Key</text:p>
          <text:p text:style-name="P1">for (N<text:span text:style-name="T1">c</text:span>, C, I)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5.969cm" svg:height="2.921cm" svg:x="11.742cm" svg:y="6.565cm">
          <text:p text:style-name="P1">Discard Messa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23cm" svg:height="3.048cm" svg:x="3.816cm" svg:y="16.807cm">
          <text:p text:style-name="P1">Post Duty Task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662cm" svg:y1="10.121cm" svg:x2="6.715cm" svg:y2="11.414cm">
          <text:p/>
        </draw:line>
        <draw:line draw:style-name="gr2" draw:text-style-name="P1" draw:layer="layout" svg:x1="9.583cm" svg:y1="8.089cm" svg:x2="11.742cm" svg:y2="8.089cm">
          <text:p/>
        </draw:line>
        <draw:line draw:style-name="gr2" draw:text-style-name="P1" draw:layer="layout" svg:x1="6.715cm" svg:y1="15.605cm" svg:x2="6.715cm" svg:y2="16.748cm">
          <text:p/>
        </draw:line>
        <draw:custom-shape draw:style-name="gr1" draw:text-style-name="P1" draw:layer="layout" svg:width="4.445cm" svg:height="1.778cm" svg:x="4.376cm" svg:y="2.247cm">
          <text:p text:style-name="P1">Receive Du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6.662cm" svg:y1="4.025cm" svg:x2="6.662cm" svg:y2="5.93cm">
          <text:p/>
        </draw:line>
        <draw:frame draw:style-name="gr3" draw:layer="layout" svg:width="1.311cm" svg:height="0.962cm" svg:x="9.382cm" svg:y="7.223cm">
          <draw:text-box>
            <text:p>No</text:p>
          </draw:text-box>
        </draw:frame>
        <draw:frame draw:style-name="gr4" draw:layer="layout" svg:width="1.535cm" svg:height="0.962cm" svg:x="6.834cm" svg:y="10.308cm">
          <draw:text-box>
            <text:p>Yes</text:p>
          </draw:text-box>
        </draw:frame>
        <draw:custom-shape draw:style-name="gr1" draw:text-style-name="P1" draw:layer="layout" svg:width="5.842cm" svg:height="4.191cm" svg:x="3.742cm" svg:y="11.414cm">
          <text:p text:style-name="P1">MAC Verifi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5.969cm" svg:height="2.921cm" svg:x="11.795cm" svg:y="11.922cm">
          <text:p text:style-name="P1">Discard Messag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509cm" svg:y1="13.446cm" svg:x2="11.795cm" svg:y2="13.446cm">
          <text:p/>
        </draw:line>
        <draw:frame draw:style-name="gr4" draw:layer="layout" svg:width="1.311cm" svg:height="0.962cm" svg:x="9.455cm" svg:y="12.526cm">
          <draw:text-box>
            <text:p>No</text:p>
          </draw:text-box>
        </draw:frame>
        <draw:frame draw:style-name="gr5" draw:layer="layout" svg:width="1.535cm" svg:height="0.963cm" svg:x="6.959cm" svg:y="15.653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Chapin</meta:initial-creator>
    <meta:creation-date>2011-09-15T14:15:46.86</meta:creation-date>
    <dc:date>2013-10-22T08:16:55</dc:date>
    <dc:creator>Peter Chapin</dc:creator>
    <meta:editing-duration>PT18M37S</meta:editing-duration>
    <meta:editing-cycles>6</meta:editing-cycles>
    <meta:generator>LibreOffice/3.5$Linux_X86_64 LibreOffice_project/350m1$Build-2</meta:generator>
    <meta:document-statistic meta:object-count="15"/>
  </office:meta>
</office:document-meta>
</file>